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49cm"/>
    </style:style>
    <style:style style:name="P1" style:family="paragraph">
      <style:paragraph-properties fo:text-align="center"/>
      <style:text-properties fo:color="#999999" style:text-outline="true" fo:font-size="88pt" fo:text-shadow="none" style:font-size-asian="88pt" style:font-weight-asian="normal" style:font-size-complex="88pt"/>
    </style:style>
    <style:style style:name="T1" style:family="text">
      <style:text-properties fo:color="#999999" style:text-outline="true" fo:font-size="88pt" fo:text-shadow="none" style:font-size-asian="88pt" style:font-weight-asian="normal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84cm" svg:height="3.718cm" draw:transform="skewX (-2.89484951058954E-017) rotate (0.785398163397448) translate (-0.268cm 7.64cm)">
          <draw:text-box>
            <text:p text:style-name="P1"><text:span text:style-name="T1">NO V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7-29T14:42:20</meta:creation-date>
    <dc:date>2015-07-29T14:52:28</dc:date>
    <dc:creator>ETE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